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officeooo:rsid="001cd6cb" officeooo:paragraph-rsid="000af52c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cd6cb" officeooo:paragraph-rsid="000af52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officeooo:rsid="001cd6cb" officeooo:paragraph-rsid="000af52c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officeooo:rsid="001cd6cb" officeooo:paragraph-rsid="000af52c" style:font-size-asian="12pt" style:font-size-complex="12pt"/>
    </style:style>
    <style:style style:name="P5" style:family="paragraph" style:parent-style-name="Standard">
      <style:paragraph-properties fo:line-height="115%"/>
      <style:text-properties fo:font-size="12pt" officeooo:rsid="001cd6cb" officeooo:paragraph-rsid="000af52c" style:font-size-asian="12pt" style:font-size-complex="12pt"/>
    </style:style>
    <style:style style:name="P6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fo:font-size="12pt" officeooo:rsid="001e707b" officeooo:paragraph-rsid="000af52c" style:font-size-asian="12pt" style:font-size-complex="12pt"/>
    </style:style>
    <style:style style:name="P7" style:family="paragraph" style:parent-style-name="Standard">
      <style:paragraph-properties fo:margin-left="2.501cm" fo:margin-right="0cm" fo:line-height="115%" fo:text-align="justify" style:justify-single-word="false" fo:text-indent="0cm" style:auto-text-indent="false"/>
      <style:text-properties fo:font-size="12pt" officeooo:rsid="001fcc6a" officeooo:paragraph-rsid="000af52c" style:font-size-asian="12pt" style:font-size-complex="12pt"/>
    </style:style>
    <style:style style:name="P8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fo:font-size="12pt" officeooo:rsid="001fcc6a" officeooo:paragraph-rsid="000af52c" style:font-size-asian="12pt" style:font-size-complex="12pt"/>
    </style:style>
    <style:style style:name="P9" style:family="paragraph" style:parent-style-name="Standard" style:list-style-name="L2">
      <style:paragraph-properties fo:line-height="115%" fo:text-align="justify" style:justify-single-word="false"/>
      <style:text-properties fo:font-size="12pt" officeooo:paragraph-rsid="000af52c" style:font-size-asian="12pt" style:font-size-complex="12pt"/>
    </style:style>
    <style:style style:name="P10" style:family="paragraph" style:parent-style-name="Standard" style:list-style-name="L3">
      <style:paragraph-properties fo:line-height="115%" fo:text-align="justify" style:justify-single-word="false"/>
      <style:text-properties fo:font-size="12pt" officeooo:paragraph-rsid="000af52c" style:font-size-asian="12pt" style:font-size-complex="12pt"/>
    </style:style>
    <style:style style:name="P11" style:family="paragraph" style:parent-style-name="Standard" style:list-style-name="L2">
      <style:paragraph-properties fo:line-height="115%" fo:text-align="justify" style:justify-single-word="false"/>
      <style:text-properties fo:font-size="12pt" officeooo:rsid="000afc15" officeooo:paragraph-rsid="000afc15" style:font-size-asian="12pt" style:font-size-complex="12pt"/>
    </style:style>
    <style:style style:name="P12" style:family="paragraph" style:parent-style-name="Standard" style:list-style-name="L2">
      <style:paragraph-properties fo:margin-left="2.521cm" fo:margin-right="0cm" fo:line-height="115%" fo:text-align="justify" style:justify-single-word="false" fo:text-indent="-0.635cm" style:auto-text-indent="false"/>
      <style:text-properties fo:font-size="12pt" officeooo:rsid="000afc15" officeooo:paragraph-rsid="000afc15" style:font-size-asian="12pt" style:font-size-complex="12pt"/>
    </style:style>
    <style:style style:name="P13" style:family="paragraph" style:parent-style-name="Standard" style:list-style-name="L2">
      <style:paragraph-properties fo:margin-left="1.27cm" fo:margin-right="0cm" fo:line-height="115%" fo:text-align="justify" style:justify-single-word="false" fo:text-indent="-0.635cm" style:auto-text-indent="false"/>
      <style:text-properties fo:font-size="12pt" officeooo:rsid="000afc15" officeooo:paragraph-rsid="000afc15" style:font-size-asian="12pt" style:font-size-complex="12pt"/>
    </style:style>
    <style:style style:name="P14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fo:font-size="12pt" style:text-underline-style="solid" style:text-underline-width="auto" style:text-underline-color="font-color" officeooo:rsid="001fcc6a" officeooo:paragraph-rsid="000af52c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cd6cb" officeooo:paragraph-rsid="000af52c" style:font-size-asian="18pt" style:font-weight-asian="bold" style:font-size-complex="18pt" style:font-weight-complex="bold"/>
    </style:style>
    <style:style style:name="T1" style:family="text">
      <style:text-properties officeooo:rsid="001fcc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cc6a" style:font-weight-asian="bold" style:font-weight-complex="bold"/>
    </style:style>
    <style:style style:name="T4" style:family="text">
      <style:text-properties fo:font-weight="bold" officeooo:rsid="001e707b" style:font-weight-asian="bold" style:font-weight-complex="bold"/>
    </style:style>
    <style:style style:name="T5" style:family="text">
      <style:text-properties officeooo:rsid="001e707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af52c"/>
    </style:style>
    <style:style style:name="T8" style:family="text">
      <style:text-properties officeooo:rsid="000afc15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éthodologie <text:span text:style-name="T7">bonus</text:span></text:p>
      <text:p text:style-name="P2">Le vocabulaire de l’argumentation</text:p>
      <text:p text:style-name="P1"/>
      <text:p text:style-name="P3"/>
      <text:p text:style-name="P3"/>
      <text:p text:style-name="P4">Un <text:span text:style-name="T2">argument</text:span> <text:span text:style-name="T5">est une justification pour une proposition donnée.</text:span></text:p>
      <text:p text:style-name="P6">L’argument se distingue de la <text:span text:style-name="T2">démonstration</text:span>, dans la mesure où une bonne démonstration vous <text:span text:style-name="T2">force</text:span> absolument à croire sa conclusion. L’argument, lui, peut être plus ou moins bon, mais il n’est jamais <text:span text:style-name="T6">absolument contraignant</text:span>.</text:p>
      <text:p text:style-name="P5"/>
      <text:p text:style-name="P4">Une <text:span text:style-name="T2">thèse</text:span> est une <text:span text:style-name="T5">proposition</text:span> <text:span text:style-name="T2">générale</text:span> qu<text:span text:style-name="T8">i peut être vraie ou fausse ; </text:span><text:s/><text:span text:style-name="T8">elle est en tout cas défendue par quelqu’un, qui dispose d’un</text:span> certain nombre d’arguments <text:span text:style-name="T8">qu’il juge satisfaisants</text:span>.</text:p>
      <text:list xml:id="list1196879940" text:style-name="L2">
        <text:list-header>
          <text:p text:style-name="P11">Exemples de thèses philosophiques :</text:p>
        </text:list-header>
        <text:list-item>
          <text:p text:style-name="P12">« le bonheur est une illusion »</text:p>
        </text:list-item>
        <text:list-item>
          <text:p text:style-name="P12">« l’État n’est rien d’autre que l’expression institutionnelle des intérêts particuliers de la bourgeoisie »</text:p>
        </text:list-item>
        <text:list-item>
          <text:p text:style-name="P12">« il est impossible de prouver de façon absolument définitive une vérité scientifique »</text:p>
          <text:p text:style-name="P13"><text:span text:style-name="T9">Astuce :</text:span> pour vous assurer que l’expression X est bien une <text:span text:style-name="T6">thèse</text:span>, essayez de l’intégrer dans la structure suivante : « il est vrai que X ». Si votre phrase est alors grammaticalement correcte, il s’agit effectivement d’une thèse.</text:p>
          <text:p text:style-name="P9"/>
        </text:list-item>
      </text:list>
      <text:p text:style-name="P5"/>
      <text:p text:style-name="P5">Une <text:span text:style-name="T2">hypothèse</text:span> <text:span text:style-name="T5">est une proposition que quelqu’un </text:span><text:span text:style-name="T1">pose comme </text:span><text:span text:style-name="T5">vraie, mais pour laquelle il n’a </text:span><text:span text:style-name="T4">pas d’arguments</text:span><text:span text:style-name="T5">, </text:span><text:span text:style-name="T1">ou des arguments qu’il sait </text:span><text:span text:style-name="T3">insuffisants.</text:span></text:p>
      <text:p text:style-name="P5"/>
      <text:p text:style-name="P4">Un <text:span text:style-name="T2">raisonnement</text:span> <text:span text:style-name="T1">est un enchaînement logique de propositions, tel que si les propositions de départ (les prémisses) sont vraies, la proposition finale (la conclusion) est nécessairement vraie.</text:span></text:p>
      <text:p text:style-name="P14">Par exemple :</text:p>
      <text:p text:style-name="P7">Tous les hommes sont mortels<text:tab/><text:tab/>) les prémisses<text:tab/><text:tab/>)</text:p>
      <text:p text:style-name="P7"><text:span text:style-name="T2">Or</text:span> Socrate est un homme<text:tab/><text:tab/><text:tab/>)<text:tab/><text:tab/><text:tab/>) le raisonnement</text:p>
      <text:p text:style-name="P7">-----------------------------------------<text:tab/><text:tab/><text:tab/><text:tab/><text:tab/>)</text:p>
      <text:p text:style-name="P7"><text:span text:style-name="T2">Donc</text:span> Socrate est mortel<text:tab/><text:tab/><text:tab/>) la conclusion<text:tab/><text:tab/>)</text:p>
      <text:p text:style-name="P8"/>
      <text:p text:style-name="P14">Attention :</text:p>
      <text:list text:style-name="L3">
        <text:list-item>
          <text:p text:style-name="P10"><text:span text:style-name="T1">Les prémisses d’un raisonnement peuvent être seulement </text:span><text:span text:style-name="T3">probables</text:span><text:span text:style-name="T1">, auquel cas la conclusion est elle-même seulement </text:span><text:span text:style-name="T3">probable</text:span><text:span text:style-name="T1">.</text:span></text:p>
        </text:list-item>
        <text:list-item>
          <text:p text:style-name="P10"><text:span text:style-name="T1">Quand les prémisses sont </text:span><text:span text:style-name="T3">certaines</text:span><text:span text:style-name="T1">, la conclusion est certaine, le raisonnement est alors une </text:span><text:span text:style-name="T3">démonstration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11:24:21.031000000</meta:creation-date>
    <dc:date>2023-02-27T11:32:03.748000000</dc:date>
    <meta:editing-duration>PT7M42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1" meta:word-count="281" meta:character-count="1803" meta:non-whitespace-character-count="1536"/>
  </office:meta>
</office:document-meta>
</file>